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_20_body" style:list-style-name="L1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80000019073486pt" fo:font-style="normal" style:text-underline-style="none" fo:font-weight="normal" style:text-blinking="false" fo:background-color="transparent"/>
    </style:style>
    <style:style style:name="P2" style:family="paragraph" style:parent-style-name="Text_20_body" style:list-style-name="L1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80000019073486pt" fo:font-style="normal" style:text-underline-style="none" fo:font-weight="normal" style:text-blinking="false" fo:background-color="transparent" style:font-weight-asian="normal" style:font-weight-complex="normal"/>
    </style:style>
    <style:style style:name="P3" style:family="paragraph" style:parent-style-name="Text_20_body" style:list-style-name="L1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80000019073486pt" fo:font-style="normal" style:text-underline-style="none" fo:font-weight="normal" style:text-blinking="false" fo:background-color="transparent" style:font-style-asian="normal" style:font-weight-asian="normal" style:font-style-complex="normal" style:font-weight-complex="normal"/>
    </style:style>
    <style:style style:name="P4" style:family="paragraph" style:parent-style-name="Text_20_body" style:list-style-name="L1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80000019073486pt" fo:font-style="normal" style:text-underline-style="none" fo:font-weight="bold" style:text-blinking="false" fo:background-color="transparent" style:font-weight-asian="bold" style:font-weight-complex="bold"/>
    </style:style>
    <style:style style:name="P5" style:family="paragraph" style:parent-style-name="Text_20_body" style:list-style-name="L1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80000019073486pt" fo:font-style="normal" style:text-underline-style="none" fo:font-weight="bold" style:text-blinking="false" fo:background-color="transparent" style:font-style-asian="normal" style:font-weight-asian="bold" style:font-style-complex="normal" style:font-weight-complex="bold"/>
    </style:style>
    <style:style style:name="T1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331660161223079804" text:style-name="L1">
        <text:list-item>
          <text:p text:style-name="P4"><text:bookmark text:name="docs-internal-guid-19d477f4-d271-a1f2-7a4b-20c310a0fceb"/>Fick du igång din tilldelade källkod lokalt?</text:p>
          <text:p text:style-name="P1">Fungerade felfritt att få igång den tilldelade koden lokalt!</text:p>
          <text:list>
            <text:list-item>
              <text:p text:style-name="P4">Följde det med någon sorts instruktioner?</text:p>
              <text:p text:style-name="P2">Det följde med en readme, som var tom, men det var egentligen ingenting jag saknade.</text:p>
              <text:p text:style-name="P2">Instruktionerna fanns istället som utförliga och väl beskrivande kommentarer.</text:p>
            </text:list-item>
          </text:list>
        </text:list-item>
        <text:list-item>
          <text:p text:style-name="P4">Gick den publika applikationen du fick tilldelad igenom testfallen?</text:p>
          <text:p text:style-name="P4"><text:span text:style-name="T1">I stort sett! Veckodagen skrevs ut på engelska istället för svenska (tydligen hade det funkat lokalt hos han som skrev koden), och så var det ett litet valideringsfel i ett formulär (som han gjort rätt på ett annat ställe). Bara slarvfel och inget allvarligt!</text:span></text:p>
          <text:list>
            <text:list-item>
              <text:p text:style-name="P4">Vad gjorde att den gick igenom testfallen?</text:p>
              <text:p text:style-name="P2">Koden var välstrukturerad och följde ett logiskt mönster.</text:p>
            </text:list-item>
            <text:list-item>
              <text:p text:style-name="P4">Vad gjorde att den inte gick igenom testfallen?</text:p>
              <text:p text:style-name="P2">Förmodligen ”den mänskliga faktorn” och tidsbrist på slutet.<text:line-break/>Kanske även annan tolkning av UC än jag hade.</text:p>
            </text:list-item>
          </text:list>
        </text:list-item>
        <text:list-item>
          <text:p text:style-name="P4">Vad var tydligt respektive otydligt i källkoden? Tänk på att det alltid går att hitta något åt båda hållen.</text:p>
          <text:p text:style-name="P2">Koden följde ett logiskt mönster och hade en bra uppdelning. Författaren hade ett liknande tänk som jag hade i min egen applikation, så det var väldigt lätt för mig att sätta mig in i den.</text:p>
          <text:p text:style-name="P2">+</text:p>
          <text:p text:style-name="P2">Bra namn på funktioner och variabler.</text:p>
          <text:p text:style-name="P2">Logisk struktur</text:p>
          <text:p text:style-name="P2">-</text:p>
          <text:p text:style-name="P2">Saknade namespaces</text:p>
          <text:p text:style-name="P2">Hade hellre kallat modellen LoginModel än UserModel, med tanke på senare utbyggnad där jag skapar User, UserList, UserRepository i och med PDO repository pattern. Blev många user-klasser.</text:p>
        </text:list-item>
        <text:list-item>
          <text:p text:style-name="P4">Fanns det ett genomgående “tänk” i källkoden?</text:p>
          <text:p text:style-name="P2">Ja! Den var genomtänkt och allt följde samma ömnster, lätt att hänga med i.</text:p>
          <text:list>
            <text:list-item>
              <text:p text:style-name="P4">Fanns det fördelar med detta tänk? Vilka?</text:p>
              <text:p text:style-name="P4"><text:span text:style-name="T1">Lätt att bygga ut med fler klasser och funktioner enligt samma princip.</text:span></text:p>
            </text:list-item>
            <text:list-item>
              <text:p text:style-name="P5">Fanns det nackdelar med detta tänk? Vilka?</text:p>
              <text:p text:style-name="P3">Koden hade, precis som i min egen kod, en väldigt rörig controller med mycket kod i.<text:line-break/>Den hade gärna kunnat brytas ut till fler smådelar. Kanske fler controllers eller om den skulle kunna refaktoreras.</text:p>
            </text:list-item>
          </text:list>
        </text:list-item>
        <text:list-item>
          <text:p text:style-name="P4">Fanns det något du upplevde som “fulhack”i källkoden du fick tilldelad?</text:p>
          <text:p text:style-name="P2">Nej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4-10-02T21:59:03</meta:creation-date>
    <meta:document-statistic meta:table-count="0" meta:image-count="0" meta:object-count="0" meta:page-count="1" meta:paragraph-count="27" meta:word-count="352" meta:character-count="2014"/>
    <dc:date>2014-10-02T22:15:31</dc:date>
    <meta:editing-duration>PT13S</meta:editing-duration>
    <meta:editing-cycles>1</meta:editing-cycles>
    <meta:generator>OpenOffice/4.1.0$Unix OpenOffice.org_project/410m18$Build-9764</meta:generator>
  </office:meta>
</office:document-meta>
</file>